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 fo:padding="0cm" fo:border="none"/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 fo:padding="0cm" fo:border="none"/>
    </style:style>
    <style:style style:name="T1" style:family="text">
      <style:text-properties fo:language="pl" fo:country="P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Krótka biografia Jana Karnowskiego</text:span></text:p>
      <text:p text:style-name="P2"><text:span text:style-name="T1">Urodzony 16 maja 1886 w Czarnowie, zmarł 2 października 1939r. w Wyrzysku – sędzia, poeta kaszubski, ideolog ruchu Młodo-kaszubskiego, przyczynił się do jego rozwoju.</text:span></text:p>
      <text:p text:style-name="P1"><text:span text:style-name="T1">Lata szkolne</text:span></text:p>
      <text:p text:style-name="P2"><text:span text:style-name="T1">W młodości pobierał nauki w pelplińskim Collegium Marianum i chojnickim gimnazjum, gdzie działał w tajnym kole chojnickich filomatów.</text:span></text:p>
      <text:p text:style-name="P2"><text:span text:style-name="T1">Później podjął też studia w pelplińskim seminarium, które jednak porzucił. To właśnie tam zaczął samodzielnie zgłębiać tematykę kaszubską i zaprzyjaźnił się z Aleksandrem Majkowskim – późniejszym twórcą “Życia i przygód Remusa”, został członkiem Koła Młodo-kaszubów. Później studiował we Fryburgu, gdzie nie przestawał pisać i tęsknić za Kaszubami.</text:span></text:p>
      <text:p text:style-name="P2"><text:span text:style-name="T1">Po powrocie włączył się w prace nad językiem kaszubskim, ludoznawstwem, urządzał wycieczki po Zaborach.</text:span></text:p>
      <text:p text:style-name="P1"><text:span text:style-name="T1">Nowa rzeczywistość</text:span></text:p>
      <text:p text:style-name="P2"><text:span text:style-name="T1">I wojnę światową przeżył w pruskim mundurze. W nowo powstałej II Rzeczpospolitej zaczął pracować w administracji państwowej. Został naczelnikiem Wydziału Bezpieczeństwa Publicznego w Urzędzie Wojewódzkim Pomorskim w Toruniu. Podczas swojej pracy przyglądał się integracji terenów Pomorza z nowym bytem państwowym. Widział, że integracja mieszkańców Pomorza, a osobliwie Kaszubów w ramach państwa polskiego niosła ciężkie wyzwania dla ich poczucia narodowego i patriotycznego. Według niego powodem tym była bariera językowa i kulturowa oraz odmienne warunki życia materialnego.</text:span></text:p>
      <text:p text:style-name="P2"><text:span text:style-name="T1">Karnowski niejednokrotnie źle odnosił się do powstałego aparatu politycznego, lecz to właśnie okres pracy w wydziale bezpieczeństwa był najbardziej aktywnym, który angażował go w rozmaite inicjatywy.</text:span></text:p>
      <text:p text:style-name="P1"><text:span text:style-name="T1">Okres pracy w Czersku i odkrywanie Borów Tucholskich</text:span></text:p>
      <text:p text:style-name="P2"><text:span text:style-name="T1">Z powodu rozbieżności politycznych wizji wojewody pomorskiego i Jana Karnowskiego, działacz został przeniesiony do Czerska w roku 1924. Tam objął funkcję prezesa oddziału Sądu Powiatowego w Chojnicach. Zasięg jego działalności obejmował Czersk i kilka gmin okolicznych. Miał tam dobry kontakt z miejscową ludnością. Założył oddział Polskiego Towarzystwa Krajoznawczego, jak wspominał po lata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0T15:03:23.41</meta:creation-date>
    <dc:date>2022-11-23T17:28:03.01</dc:date>
    <meta:editing-duration>PT1M5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11" meta:word-count="272" meta:character-count="2035"/>
  </office:meta>
</office:document-meta>
</file>